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verdana" svg:font-family="verdana, arial, helvetic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5.276cm" table:align="left"/>
    </style:style>
    <style:style style:name="Table1.A" style:family="table-column">
      <style:table-column-properties style:column-width="0.409cm"/>
    </style:style>
    <style:style style:name="Table1.B" style:family="table-column">
      <style:table-column-properties style:column-width="4.621cm"/>
    </style:style>
    <style:style style:name="Table1.C" style:family="table-column">
      <style:table-column-properties style:column-width="0.245cm"/>
    </style:style>
    <style:style style:name="Table1.A1" style:family="table-cell">
      <style:table-cell-properties style:vertical-align="middle" fo:padding="0.049cm" fo:border="none"/>
    </style:style>
    <style:style style:name="Table1.B1" style:family="table-cell">
      <style:table-cell-properties style:vertical-align="middle" fo:background-color="#efefff" fo:padding="0.049cm" fo:border="0.05pt solid #c0c0d0">
        <style:background-image/>
      </style:table-cell-properties>
    </style:style>
    <style:style style:name="Table2" style:family="table">
      <style:table-properties style:width="2.916cm" table:align="left"/>
    </style:style>
    <style:style style:name="Table2.A" style:family="table-column">
      <style:table-column-properties style:column-width="0.367cm"/>
    </style:style>
    <style:style style:name="Table2.B" style:family="table-column">
      <style:table-column-properties style:column-width="2.549cm"/>
    </style:style>
    <style:style style:name="Table2.A1" style:family="table-cell">
      <style:table-cell-properties style:vertical-align="middle" fo:padding="0.049cm" fo:border="none"/>
    </style:style>
    <style:style style:name="Table2.B1" style:family="table-cell">
      <style:table-cell-properties style:vertical-align="middle" fo:background-color="#efefff" fo:padding="0.049cm" fo:border="0.05pt solid #c0c0d0">
        <style:background-image/>
      </style:table-cell-properties>
    </style:style>
    <style:style style:name="P1" style:family="paragraph" style:parent-style-name="Standard">
      <style:text-properties officeooo:rsid="00055b13" officeooo:paragraph-rsid="00055b13"/>
    </style:style>
    <style:style style:name="P2" style:family="paragraph" style:parent-style-name="Standard">
      <style:text-properties officeooo:rsid="00055b13" officeooo:paragraph-rsid="0009367b"/>
    </style:style>
    <style:style style:name="P3" style:family="paragraph" style:parent-style-name="Standard">
      <style:text-properties officeooo:rsid="000b7a2e" officeooo:paragraph-rsid="000b7a2e"/>
    </style:style>
    <style:style style:name="P4" style:family="paragraph" style:parent-style-name="Standard">
      <style:text-properties officeooo:rsid="000db84a" officeooo:paragraph-rsid="000db84a"/>
    </style:style>
    <style:style style:name="P5" style:family="paragraph" style:parent-style-name="Standard">
      <style:text-properties officeooo:rsid="0016923d" officeooo:paragraph-rsid="000db84a"/>
    </style:style>
    <style:style style:name="P6" style:family="paragraph" style:parent-style-name="Standard">
      <style:text-properties style:text-underline-style="solid" style:text-underline-width="auto" style:text-underline-color="font-color" officeooo:rsid="0016923d" officeooo:paragraph-rsid="0016923d" fo:background-color="#fff200"/>
    </style:style>
    <style:style style:name="P7" style:family="paragraph" style:parent-style-name="Standard">
      <style:text-properties style:text-underline-style="solid" style:text-underline-width="auto" style:text-underline-color="font-color" officeooo:rsid="00179778" officeooo:paragraph-rsid="00179778" fo:background-color="#fff200"/>
    </style:style>
    <style:style style:name="P8" style:family="paragraph" style:parent-style-name="Standard">
      <style:text-properties fo:color="#ce181e" officeooo:rsid="000d116d" officeooo:paragraph-rsid="00055b13"/>
    </style:style>
    <style:style style:name="P9" style:family="paragraph" style:parent-style-name="Standard">
      <style:text-properties fo:color="#ce181e" officeooo:rsid="000d116d" officeooo:paragraph-rsid="0016923d"/>
    </style:style>
    <style:style style:name="P10" style:family="paragraph" style:parent-style-name="Standard">
      <style:text-properties fo:color="#ce181e" officeooo:rsid="000db84a" officeooo:paragraph-rsid="000db84a"/>
    </style:style>
    <style:style style:name="P11" style:family="paragraph" style:parent-style-name="Standard">
      <style:text-properties fo:color="#ce181e" officeooo:rsid="00179778" officeooo:paragraph-rsid="00179778"/>
    </style:style>
    <style:style style:name="P12" style:family="paragraph" style:parent-style-name="Standard">
      <style:text-properties fo:color="#ce181e" officeooo:rsid="000e944f" officeooo:paragraph-rsid="000e944f"/>
    </style:style>
    <style:style style:name="P13" style:family="paragraph" style:parent-style-name="Standard">
      <style:text-properties fo:color="#1c1c1c" officeooo:rsid="00226b05" officeooo:paragraph-rsid="00226b05"/>
    </style:style>
    <style:style style:name="P14" style:family="paragraph" style:parent-style-name="Standard">
      <style:text-properties fo:color="#1c1c1c" officeooo:rsid="002362d2" officeooo:paragraph-rsid="002362d2"/>
    </style:style>
    <style:style style:name="P15" style:family="paragraph" style:parent-style-name="Standard">
      <style:text-properties fo:color="#1c1c1c" officeooo:rsid="00281b50" officeooo:paragraph-rsid="00281b50"/>
    </style:style>
    <style:style style:name="P16" style:family="paragraph" style:parent-style-name="Standard">
      <style:text-properties fo:color="#1c1c1c" officeooo:rsid="00281b50" officeooo:paragraph-rsid="002e9c43"/>
    </style:style>
    <style:style style:name="P17" style:family="paragraph" style:parent-style-name="Standard">
      <style:text-properties fo:color="#1c1c1c" officeooo:rsid="0029bf7b" officeooo:paragraph-rsid="0029bf7b"/>
    </style:style>
    <style:style style:name="P18" style:family="paragraph" style:parent-style-name="Standard">
      <style:text-properties fo:color="#1c1c1c" officeooo:rsid="00226b05" officeooo:paragraph-rsid="00226b05" fo:background-color="#fff200"/>
    </style:style>
    <style:style style:name="P19" style:family="paragraph" style:parent-style-name="Standard">
      <style:text-properties fo:color="#1c1c1c" officeooo:rsid="0043cb1d" officeooo:paragraph-rsid="0046fb8c" fo:background-color="#fff200"/>
    </style:style>
    <style:style style:name="P20" style:family="paragraph" style:parent-style-name="Standard">
      <style:text-properties fo:color="#1c1c1c" style:text-underline-style="solid" style:text-underline-width="auto" style:text-underline-color="font-color" officeooo:rsid="0029bf7b" officeooo:paragraph-rsid="0029bf7b" fo:background-color="#fff200"/>
    </style:style>
    <style:style style:name="P21" style:family="paragraph" style:parent-style-name="Standard">
      <style:text-properties fo:color="#1c1c1c" style:text-underline-style="solid" style:text-underline-width="auto" style:text-underline-color="font-color" officeooo:rsid="00281b50" officeooo:paragraph-rsid="00281b50"/>
    </style:style>
    <style:style style:name="P22" style:family="paragraph" style:parent-style-name="Standard">
      <style:text-properties fo:color="#1c1c1c" officeooo:rsid="002e9c43" officeooo:paragraph-rsid="002e9c43"/>
    </style:style>
    <style:style style:name="P23" style:family="paragraph" style:parent-style-name="Standard">
      <style:text-properties fo:color="#1c1c1c" officeooo:rsid="0031f26c" officeooo:paragraph-rsid="0034da08"/>
    </style:style>
    <style:style style:name="P24" style:family="paragraph" style:parent-style-name="Standard">
      <style:text-properties fo:color="#1c1c1c" officeooo:rsid="0031f26c" officeooo:paragraph-rsid="0036103c"/>
    </style:style>
    <style:style style:name="P25" style:family="paragraph" style:parent-style-name="Standard">
      <style:text-properties fo:color="#1c1c1c" officeooo:rsid="0031f26c" officeooo:paragraph-rsid="003bed04"/>
    </style:style>
    <style:style style:name="P26" style:family="paragraph" style:parent-style-name="Standard">
      <style:text-properties fo:color="#1c1c1c" officeooo:rsid="0031f26c" officeooo:paragraph-rsid="003e09a7"/>
    </style:style>
    <style:style style:name="P27" style:family="paragraph" style:parent-style-name="Standard">
      <style:text-properties fo:color="#1c1c1c" officeooo:rsid="003f7589" officeooo:paragraph-rsid="003f7589"/>
    </style:style>
    <style:style style:name="P28" style:family="paragraph" style:parent-style-name="Standard">
      <style:text-properties fo:color="#1c1c1c" officeooo:rsid="0043cb1d" officeooo:paragraph-rsid="0043cb1d"/>
    </style:style>
    <style:style style:name="P29" style:family="paragraph" style:parent-style-name="Standard">
      <style:text-properties fo:color="#1c1c1c" officeooo:rsid="0043cb1d" officeooo:paragraph-rsid="0046fb8c"/>
    </style:style>
    <style:style style:name="P30" style:family="paragraph" style:parent-style-name="Standard">
      <style:text-properties fo:color="#1c1c1c" officeooo:rsid="0034da08" officeooo:paragraph-rsid="0036103c"/>
    </style:style>
    <style:style style:name="P31" style:family="paragraph" style:parent-style-name="Standard">
      <style:text-properties fo:color="#1c1c1c" officeooo:rsid="0036103c" officeooo:paragraph-rsid="0036103c"/>
    </style:style>
    <style:style style:name="P32" style:family="paragraph" style:parent-style-name="Table_20_Contents">
      <style:text-properties fo:font-size="2pt" style:font-size-asian="2pt" style:font-size-complex="2pt"/>
    </style:style>
    <style:style style:name="P33" style:family="paragraph" style:parent-style-name="Preformatted_20_Text">
      <style:paragraph-properties fo:margin-left="0cm" fo:margin-right="0cm" fo:margin-top="0cm" fo:margin-bottom="0cm" loext:contextual-spacing="false" fo:text-indent="0cm" style:auto-text-indent="false"/>
    </style:style>
    <style:style style:name="P34" style:family="paragraph" style:parent-style-name="Preformatted_20_Text">
      <style:paragraph-properties fo:margin-left="0cm" fo:margin-right="0cm" fo:margin-top="0cm" fo:margin-bottom="0cm" loext:contextual-spacing="false" fo:text-align="end" style:justify-single-word="false" fo:text-indent="0cm" style:auto-text-indent="false"/>
    </style:style>
    <style:style style:name="P35" style:family="paragraph" style:parent-style-name="Preformatted_20_Text">
      <style:paragraph-properties fo:margin-left="0cm" fo:margin-right="0cm" fo:margin-top="0cm" fo:margin-bottom="0cm" loext:contextual-spacing="false" fo:text-align="end" style:justify-single-word="false" fo:orphans="2" fo:widows="2" fo:text-indent="0cm" style:auto-text-indent="false"/>
    </style:style>
    <style:style style:name="P36" style:family="paragraph" style:parent-style-name="Preformatted_20_Text">
      <style:paragraph-properties fo:margin-left="0cm" fo:margin-right="0cm" fo:margin-top="0cm" fo:margin-bottom="0cm" loext:contextual-spacing="false" fo:orphans="2" fo:widows="2" fo:text-indent="0cm" style:auto-text-indent="false"/>
    </style:style>
    <style:style style:name="P37" style:family="paragraph" style:parent-style-name="Preformatted_20_Text">
      <style:paragraph-properties fo:margin-top="0cm" fo:margin-bottom="0cm" loext:contextual-spacing="false"/>
    </style:style>
    <style:style style:name="P38" style:family="paragraph" style:parent-style-name="Preformatted_20_Text">
      <style:paragraph-properties fo:margin-top="0cm" fo:margin-bottom="0cm" loext:contextual-spacing="false" fo:text-align="end" style:justify-single-word="false"/>
    </style:style>
    <style:style style:name="P39" style:family="paragraph" style:parent-style-name="Preformatted_20_Text">
      <style:paragraph-properties fo:margin-top="0cm" fo:margin-bottom="0cm" loext:contextual-spacing="false" fo:orphans="2" fo:widows="2"/>
    </style:style>
    <style:style style:name="P40" style:family="paragraph" style:parent-style-name="Standard">
      <style:text-properties fo:color="#1c1c1c" officeooo:rsid="004c5567" officeooo:paragraph-rsid="004c5567"/>
    </style:style>
    <style:style style:name="P41" style:family="paragraph" style:parent-style-name="Standard">
      <style:text-properties fo:color="#1c1c1c" officeooo:rsid="004d6917" officeooo:paragraph-rsid="004d6917"/>
    </style:style>
    <style:style style:name="P42" style:family="paragraph" style:parent-style-name="Standard">
      <style:text-properties fo:color="#1c1c1c" officeooo:rsid="004efb51" officeooo:paragraph-rsid="004efb51"/>
    </style:style>
    <style:style style:name="T1" style:family="text">
      <style:text-properties fo:font-variant="normal" fo:text-transform="none" fo:color="#000000" style:font-name="verdana" fo:font-size="7.19999980926514pt" fo:letter-spacing="normal" fo:font-style="normal" fo:font-weight="normal"/>
    </style:style>
    <style:style style:name="T2" style:family="text">
      <style:text-properties fo:font-variant="normal" fo:text-transform="none" fo:color="#0000b0"/>
    </style:style>
    <style:style style:name="T3" style:family="text">
      <style:text-properties fo:font-variant="normal" fo:text-transform="none" fo:color="#a0a0a0" style:font-name="verdana" fo:font-size="7.19999980926514pt" fo:letter-spacing="normal" fo:font-style="normal" fo:font-weight="normal"/>
    </style:style>
    <style:style style:name="T4" style:family="text">
      <style:text-properties fo:color="#a0a0a0"/>
    </style:style>
    <style:style style:name="T5" style:family="text">
      <style:text-properties officeooo:rsid="0009367b"/>
    </style:style>
    <style:style style:name="T6" style:family="text">
      <style:text-properties officeooo:rsid="00094d66"/>
    </style:style>
    <style:style style:name="T7" style:family="text">
      <style:text-properties officeooo:rsid="000db84a"/>
    </style:style>
    <style:style style:name="T8" style:family="text">
      <style:text-properties officeooo:rsid="00112f34"/>
    </style:style>
    <style:style style:name="T9" style:family="text">
      <style:text-properties officeooo:rsid="0012f256"/>
    </style:style>
    <style:style style:name="T10" style:family="text">
      <style:text-properties officeooo:rsid="00189b22"/>
    </style:style>
    <style:style style:name="T11" style:family="text">
      <style:text-properties fo:color="#ce181e" officeooo:rsid="0014a8ca"/>
    </style:style>
    <style:style style:name="T12" style:family="text">
      <style:text-properties officeooo:rsid="002362d2"/>
    </style:style>
    <style:style style:name="T13" style:family="text">
      <style:text-properties officeooo:rsid="0024bf38"/>
    </style:style>
    <style:style style:name="T14" style:family="text">
      <style:text-properties officeooo:rsid="0025785c"/>
    </style:style>
    <style:style style:name="T15" style:family="text">
      <style:text-properties officeooo:rsid="002c25f5"/>
    </style:style>
    <style:style style:name="T16" style:family="text">
      <style:text-properties officeooo:rsid="002e9c43"/>
    </style:style>
    <style:style style:name="T17" style:family="text">
      <style:text-properties officeooo:rsid="003365e9"/>
    </style:style>
    <style:style style:name="T18" style:family="text">
      <style:text-properties officeooo:rsid="0034da08"/>
    </style:style>
    <style:style style:name="T19" style:family="text">
      <style:text-properties fo:background-color="#fff200" loext:char-shading-value="0"/>
    </style:style>
    <style:style style:name="T20" style:family="text">
      <style:text-properties officeooo:rsid="003bed04" fo:background-color="#fff200" loext:char-shading-value="0"/>
    </style:style>
    <style:style style:name="T21" style:family="text">
      <style:text-properties officeooo:rsid="003e09a7" fo:background-color="#fff200" loext:char-shading-value="0"/>
    </style:style>
    <style:style style:name="T22" style:family="text">
      <style:text-properties fo:background-color="#fff200" loext:char-shading-value="0"/>
    </style:style>
    <style:style style:name="T23" style:family="text">
      <style:text-properties officeooo:rsid="00378879"/>
    </style:style>
    <style:style style:name="T24" style:family="text">
      <style:text-properties officeooo:rsid="003bed04"/>
    </style:style>
    <style:style style:name="T25" style:family="text">
      <style:text-properties fo:font-size="16pt" fo:font-weight="bold" fo:background-color="#fff200" loext:char-shading-value="0" style:font-size-asian="16pt" style:font-weight-asian="bold" style:font-size-complex="16pt" style:font-weight-complex="bold"/>
    </style:style>
    <style:style style:name="T26" style:family="text">
      <style:text-properties officeooo:rsid="0046fb8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 - <text:span text:style-name="T6">statically typed language – variables have data types. </text:span></text:p>
      <text:p text:style-name="P1"/>
      <text:p text:style-name="P2">namespace – <text:span text:style-name="T5">Basically helps group code together and avoid naming conflicts. </text:span></text:p>
      <text:p text:style-name="P2"/>
      <text:p text:style-name="P2">Namespaces allow to group entities like classes, objects and functions under a name. This way the global scope can be divided in "sub-scopes", each one with its own name. </text:p>
      <text:p text:style-name="P1"/>
      <text:p text:style-name="P1">The format of namespaces is:<text:line-break/><text:line-break/><text:span text:style-name="Teletype">namespace identifier<text:line-break/>{<text:line-break/>entities<text:line-break/>}<text:line-break/></text:span><text:line-break/>Where <text:span text:style-name="Teletype">identifier</text:span> is any valid identifier and <text:span text:style-name="Teletype">entities</text:span> is the set of classes, objects and functions that are included within the namespace. For example:</text:p>
      <table:table table:name="Table1" table:style-name="Table1">
        <table:table-column table:style-name="Table1.A"/>
        <table:table-column table:style-name="Table1.B"/>
        <table:table-column table:style-name="Table1.C"/>
        <table:table-row>
          <table:table-cell table:style-name="Table1.A1" office:value-type="string">
            <text:p text:style-name="P34"><text:span text:style-name="Source_20_Text"><text:span text:style-name="T4">1</text:span></text:span></text:p>
            <text:p text:style-name="P38"><text:span text:style-name="Source_20_Text"><text:span text:style-name="T4">2</text:span></text:span></text:p>
            <text:p text:style-name="P38"><text:span text:style-name="Source_20_Text"><text:span text:style-name="T4">3</text:span></text:span></text:p>
            <text:p text:style-name="P38"><text:span text:style-name="Source_20_Text"><text:span text:style-name="T4">4</text:span></text:span></text:p>
          </table:table-cell>
          <table:table-cell table:style-name="Table1.B1" office:value-type="string">
            <text:p text:style-name="P33"><text:span text:style-name="Source_20_Text"><text:span text:style-name="Variable"><text:span text:style-name="T2">namespace</text:span></text:span></text:span><text:span text:style-name="Source_20_Text"> myNamespace</text:span></text:p>
            <text:p text:style-name="P37"><text:span text:style-name="Source_20_Text">{</text:span></text:p>
            <text:p text:style-name="P37"><text:span text:style-name="Source_20_Text"><text:s text:c="2"/></text:span><text:span text:style-name="Source_20_Text"><text:span text:style-name="Variable"><text:span text:style-name="T2">int</text:span></text:span></text:span><text:span text:style-name="Source_20_Text"> a, b;</text:span></text:p>
            <text:p text:style-name="P37"><text:span text:style-name="Source_20_Text">}</text:span></text:p>
          </table:table-cell>
          <table:table-cell table:style-name="Table1.A1" office:value-type="string">
            <text:p text:style-name="P32"/>
          </table:table-cell>
        </table:table-row>
      </table:table>
      <text:p text:style-name="Text_20_body"><text:line-break/><text:line-break/>In this case, the variables <text:span text:style-name="Teletype">a</text:span> and <text:span text:style-name="Teletype">b</text:span> are normal variables declared within a namespace called <text:span text:style-name="Teletype">myNamespace</text:span>. In order to access these variables from outside the <text:span text:style-name="Teletype">myNamespace</text:span> namespace we have to use the scope operator <text:span text:style-name="Teletype">::</text:span>. For example, to access the previous variables from outside <text:span text:style-name="Teletype">myNamespace</text:span> we can write:</text:p>
      <table:table table:name="Table2" table:style-name="Table2">
        <table:table-column table:style-name="Table2.A"/>
        <table:table-column table:style-name="Table2.B"/>
        <table:table-row>
          <table:table-cell table:style-name="Table2.A1" office:value-type="string">
            <text:p text:style-name="P35"><text:span text:style-name="Source_20_Text"><text:span text:style-name="T3">1</text:span></text:span></text:p>
            <text:p text:style-name="P35"><text:span text:style-name="Source_20_Text"><text:span text:style-name="T3">2</text:span></text:span></text:p>
          </table:table-cell>
          <table:table-cell table:style-name="Table2.B1" office:value-type="string">
            <text:p text:style-name="P36"><text:span text:style-name="Source_20_Text"><text:span text:style-name="T1">myNamespace::a</text:span></text:span></text:p>
            <text:p text:style-name="P39"><text:span text:style-name="Source_20_Text"><text:span text:style-name="T1">myNamespace::b </text:span></text:span></text:p>
          </table:table-cell>
        </table:table-row>
      </table:table>
      <text:p text:style-name="P1"/>
      <text:p text:style-name="P1"/>
      <text:p text:style-name="P3">Pointers (*) and reference (&amp;) – <text:s/><text:span text:style-name="T11">Pointer is strongly typed. The compiler associates this pointer with the INT type. We call this an integer pointer if we write int *p. </text:span></text:p>
      <text:p text:style-name="P8"/>
      <text:p text:style-name="P10">A pointer is a variable of type pointer, it can be assigned to point at something else. <text:span text:style-name="T9">Dereference a pointer using *p. <text:tab/>*p returns the value pointed to by the memory address by the pointer p, not the memory address itself.</text:span></text:p>
      <text:p text:style-name="P5"/>
      <text:p text:style-name="P4"/>
      <text:p text:style-name="P6">Reference</text:p>
      <text:p text:style-name="P7"/>
      <text:p text:style-name="P11">Reference or &amp; commonly called the “address of” operator. <text:span text:style-name="T10">Returns the memory address if put before an integer variable, like if we have int x, &amp;x will return the memory address of where x is held in memory.</text:span></text:p>
      <text:p text:style-name="P11"/>
      <text:p text:style-name="P12">While a reference, strictly speaking, is not a variable. <text:span text:style-name="T8">It cannot be redefined or refer to a different value once it’s been declared. It will always refer to the same variable. This memory address value contains binary and hex values. This memory address is suitable to be assigned to a pointer variable.</text:span></text:p>
      <text:p text:style-name="P12"/>
      <text:p text:style-name="P12"><text:soft-page-break/></text:p>
      <text:p text:style-name="P9">We do not use an asterix to dereference a reference. <text:span text:style-name="T7">There’s also no syntax for changing a reference. Once the reference is defined, it cannot be changed. Also dont use &amp; to dereference a reference.</text:span></text:p>
      <text:p text:style-name="P9"/>
      <text:p text:style-name="P9"><text:s/>The syntax of getting the value referred to by a reference does not involve the value of or de-reference operator. You cannot refer to the reference itself. That is you cannot take a reference of a reference. You cannot have a pointer to a reference and you cannot have an array of references. The reference cannot be null, cannot be un-initialized, and cannot be changed to refer to another variable.</text:p>
      <text:p text:style-name="P9"/>
      <text:p text:style-name="P27">Int i = 5;</text:p>
      <text:p text:style-name="P27"><text:s/>int &amp;ir = i; <text:s/>//setting reference of i to reference variable ir</text:p>
      <text:p text:style-name="P27">ir = <text:s/>10; </text:p>
      <text:p text:style-name="P27">cout &lt;&lt; i; <text:s/>//prints i = 10 because 10 is assigned to the reference which is referring to i. </text:p>
      <text:p text:style-name="P27"/>
      <text:p text:style-name="P27"/>
      <text:p text:style-name="P9"/>
      <text:p text:style-name="P18">Primitive array</text:p>
      <text:p text:style-name="P13"/>
      <text:p text:style-name="P13">int arr[5]; </text:p>
      <text:p text:style-name="P13"/>
      <text:p text:style-name="P14">arr[0] = 1;</text:p>
      <text:p text:style-name="P13">*<text:span text:style-name="T12">arr</text:span> = 1 ; <text:s text:c="2"/>//you can also access array elements as if the array were a pointer. </text:p>
      <text:p text:style-name="P13"/>
      <text:p text:style-name="P13"><text:span text:style-name="T14">int </text:span>*<text:span text:style-name="T13">ip = arr; //You don’t need the address of operator to get an array’s address. This is because an array may be accessed as if it were a pointer. </text:span></text:p>
      <text:p text:style-name="P13"/>
      <text:p text:style-name="P13">*ip = 2; //assigns the value 2 to the first element of the array.</text:p>
      <text:p text:style-name="P13">++ip; <text:s text:c="3"/>//incrementing the pointer points it to the second element of the array</text:p>
      <text:p text:style-name="P13">*ip = 3; //now the second element is assigned the value 3</text:p>
      <text:p text:style-name="P13">*(++ip) = 5; //incrementing a pointer and assigning that next index a value at the same time</text:p>
      <text:p text:style-name="P13"/>
      <text:p text:style-name="P21">Primitive strigns </text:p>
      <text:p text:style-name="P15"/>
      <text:p text:style-name="P15"><text:s/>char s[] = "String";</text:p>
      <text:p text:style-name="P15"/>
      <text:p text:style-name="P15"><text:s text:c="4"/>for (char *cp = s; *cp; ++cp) //<text:span text:style-name="T15">condition: dereference the pointer until the pointer increments (++cp) to a memory that points to zero.</text:span></text:p>
      <text:p text:style-name="P15"><text:s text:c="4"/>{</text:p>
      <text:p text:style-name="P15"><text:s text:c="8"/>printf("char is %c\n", *cp);</text:p>
      <text:p text:style-name="P15"><text:s text:c="4"/>}</text:p>
      <text:p text:style-name="P15"/>
      <text:p text:style-name="P20">prints this:</text:p>
      <text:p text:style-name="P17"/>
      <text:p text:style-name="P17">char is S</text:p>
      <text:p text:style-name="P17">char is t</text:p>
      <text:p text:style-name="P17">char is r</text:p>
      <text:p text:style-name="P17">char is i</text:p>
      <text:p text:style-name="P17">char is n</text:p>
      <text:p text:style-name="P17">char is g</text:p>
      <text:p text:style-name="P17"><text:soft-page-break/></text:p>
      <text:p text:style-name="P17"><text:s text:c="4"/>while (i &lt; 5)</text:p>
      <text:p text:style-name="P17"><text:s text:c="4"/>{</text:p>
      <text:p text:style-name="P17"><text:s text:c="8"/>if (i == 2)</text:p>
      <text:p text:style-name="P17"><text:s text:c="8"/>{</text:p>
      <text:p text:style-name="P17"><text:s text:c="12"/>++i;</text:p>
      <text:p text:style-name="P17"><text:s text:c="12"/>continue; //breaks out of loop and returns control to top, at while loop. Skips value at i==2; Doesnt run whats after the if statement;</text:p>
      <text:p text:style-name="P17"><text:s text:c="8"/>}</text:p>
      <text:p text:style-name="P17"><text:s text:c="8"/>printf("arr2[%d] is %d\n", i, arr2[i]);</text:p>
      <text:p text:style-name="P17"><text:s text:c="8"/>++i;</text:p>
      <text:p text:style-name="P17"><text:s text:c="4"/>}</text:p>
      <text:p text:style-name="P17"/>
      <text:p text:style-name="P17"/>
      <text:p text:style-name="P16">for (char <text:span text:style-name="T16">c</text:span> : “<text:span text:style-name="T16">words” </text:span>) </text:p>
      <text:p text:style-name="P16"><text:s text:c="4"/>{</text:p>
      <text:p text:style-name="P16"><text:tab/><text:span text:style-name="T16">if (c == “r”){</text:span></text:p>
      <text:p text:style-name="P16"><text:s/><text:span text:style-name="T16">++i;</text:span></text:p>
      <text:p text:style-name="P22">continue;</text:p>
      <text:p text:style-name="P22">}</text:p>
      <text:p text:style-name="P16"><text:s text:c="8"/>printf("char is %c\n", *cp);</text:p>
      <text:p text:style-name="P16"><text:s text:c="4"/>}</text:p>
      <text:p text:style-name="P16"/>
      <text:p text:style-name="P16"/>
      <text:p text:style-name="P23"><text:span text:style-name="T19">Cstring</text:span> <text:span text:style-name="T23">(not the same as string class in C++ STL) </text:span>– a c string is a character array. Six character string is a seven character array with the last index holding value 0/<text:span text:style-name="T17">null byte</text:span>. <text:span text:style-name="T18">A character pointer with prefix const can be used as an array</text:span></text:p>
      <text:p text:style-name="P23"/>
      <text:p text:style-name="P30">const char * cstring = “String”; //valid and we can change the string even though its const. The char pointer is const</text:p>
      <text:p text:style-name="P24"/>
      <text:p text:style-name="P31">const char * const cstring = “String”; //this has const before cstring variable name so it is not mutable any more.</text:p>
      <text:p text:style-name="P24"/>
      <text:p text:style-name="P25"><text:span text:style-name="T20">Qualifiers</text:span><text:span text:style-name="T24"> - </text:span><text:s/>There are two types of qualifiers in C++. CV qualifiers and storage duration qualifiers. This is an example of a variable declaration with qualifiers. In this example the const and static keywords are qualifiers. They tell the compiler that this variable will be immutable, that's the const qualifier, and that it will have static storage duration. </text:p>
      <text:p text:style-name="P25"/>
      <text:p text:style-name="P25">There are two types of qualifiers. CV qualifiers where CV stands for constant and volatile. <text:span text:style-name="T19">const</text:span> marks a variable as read-only or immutable. Its value cannot be changed once it's been defined. </text:p>
      <text:p text:style-name="P25"/>
      <text:p text:style-name="P25"><text:span text:style-name="T19">volatile</text:span> marks a variable that may be changed by another process. This is generally used for threaded code. </text:p>
      <text:p text:style-name="P25"/>
      <text:p text:style-name="P25">And <text:span text:style-name="T19">mutable</text:span> is used on a data member to make it writable from a const qualified member function</text:p>
      <text:p text:style-name="P25"/>
      <text:p text:style-name="P25"><draw:frame draw:style-name="fr1" draw:name="Image1" text:anchor-type="paragraph" svg:width="15.409cm" svg:height="6.541cm" draw:z-index="0"><draw:image loext:mime-type=""/></draw:frame><text:soft-page-break/></text:p>
      <text:p text:style-name="P25"/>
      <text:p text:style-name="P26"><text:span text:style-name="T21">S</text:span><text:span text:style-name="T19">torage duration qualifiers</text:span> are used to define the duration or lifetime of a variable. By default a variable defined within a block has automatic lifetime. Lifetime is the duration of the block. There is no qualifier for this because it's the default.</text:p>
      <text:p text:style-name="P26"/>
      <text:p text:style-name="P26"><text:span text:style-name="T19">Static</text:span> variables have life beyond the execution of a block. Static variables live for the duration of the program. Static variables are commonly used for keeping state between usages of a given function or method. Static variables are stored globally, even if they are stored in a class. By default a variable defined outside of any block is static. </text:p>
      <text:p text:style-name="P26"/>
      <text:p text:style-name="P26"><text:span text:style-name="T19">Register</text:span> variables are stored in processor registers. This can make them faster and easier to access and operate on. This qualifier is taken as a suggestion by the compiler. The compiler may or may not actually store the variable in a register. </text:p>
      <text:p text:style-name="P26"/>
      <text:p text:style-name="P26"><text:span text:style-name="T19">Extern</text:span> variables are defined in a separate translation unit and are linked with your code by the linker step of the compilation process. </text:p>
      <text:p text:style-name="P26"/>
      <text:p text:style-name="P26"/>
      <text:p text:style-name="P28"><text:span text:style-name="T25">Structs</text:span> - </text:p>
      <text:p text:style-name="P28"/>
      <text:p text:style-name="P28"/>
      <text:p text:style-name="P28">struct Employee</text:p>
      <text:p text:style-name="P28">{</text:p>
      <text:p text:style-name="P28"><text:s text:c="4"/>int id;</text:p>
      <text:p text:style-name="P28"><text:s text:c="4"/>const char *name;</text:p>
      <text:p text:style-name="P28"><text:s text:c="4"/>const char *role;</text:p>
      <text:p text:style-name="P28">};</text:p>
      <text:p text:style-name="P28"/>
      <text:p text:style-name="P28">Employee joe = {42, "joe", "boss"};</text:p>
      <text:p text:style-name="P28">Employee * e<text:span text:style-name="T26">xample</text:span> = &amp;joe;</text:p>
      <text:p text:style-name="P28"/>
      <text:p text:style-name="P28"/>
      <text:p text:style-name="P28"/>
      <text:p text:style-name="P28"/>
      <text:p text:style-name="P19"><text:soft-page-break/>//<text:span text:style-name="T26">two different ways of accessing things inside a class. Make a pointer (example) with reference to original object (joe). Then access Joe’s members using the arrow (-&gt;) member operator on the pointer </text:span></text:p>
      <text:p text:style-name="P29"/>
      <text:p text:style-name="P28">cout &lt;&lt; joe.name &lt;&lt; " is the " &lt;&lt; joe.role &lt;&lt; " and his id is " &lt;&lt; joe.id &lt;&lt; endl;</text:p>
      <text:p text:style-name="P28">cout &lt;&lt; e-&gt;name &lt;&lt; " is the " &lt;&lt; e-&gt;role &lt;&lt; " and his id is " &lt;&lt; e-&gt;id &lt;&lt; endl;</text:p>
      <text:p text:style-name="P28"/>
      <text:p text:style-name="P28"/>
      <text:p text:style-name="P28"/>
      <text:p text:style-name="P40"><text:span text:style-name="T22">Passing parameters by reference</text:span> – pg 34 – Programming Abstractions book</text:p>
      <text:p text:style-name="P40"/>
      <text:p text:style-name="P40"/>
      <text:p text:style-name="P41">Interface boilerplate – IFnDEF -</text:p>
      <text:p text:style-name="P41"/>
      <text:p text:style-name="P41">interface boilerplate, which is a patterned set of lines that appears in every</text:p>
      <text:p text:style-name="P41">interface. In this interface, the boilerplate consists of the #ifndef and #define</text:p>
      <text:p text:style-name="P41">lines at the beginning of the interface and the matching #endif line at the end.</text:p>
      <text:p text:style-name="P41">These lines make sure that the compiler doesn’t compile the same interface twice.</text:p>
      <text:p text:style-name="P41">The #ifndef directive checks whether the _error_h symbol has been defined.</text:p>
      <text:p text:style-name="P41">When the compiler reads this interface for the first time, the answer is no. The next</text:p>
      <text:p text:style-name="P41">line, however, defines that symbol. Thus, if the compiler is later asked to read the</text:p>
      <text:p text:style-name="P41">same interface, the _error_h symbol will already be defined, and the compiler will</text:p>
      <text:p text:style-name="P41">skip over the contents of the interface this time around. This book uses the</text:p>
      <text:p text:style-name="P41">convention of checking for a symbol that begins with an underscore followed by the</text:p>
      <text:p text:style-name="P41">name of the interface file after replacing the dot with a second underscore.</text:p>
      <text:p text:style-name="P41"/>
      <text:p text:style-name="P42">Pointers – very good example – pg 53 and onwards</text:p>
      <text:p text:style-name="P42"/>
      <text:p text:style-name="P42"><draw:frame draw:style-name="fr2" draw:name="Image2" text:anchor-type="paragraph" svg:width="17.59cm" svg:height="11.698cm" draw:z-index="1"><draw:image loext:mime-type=""/></draw:frame><text:soft-page-break/></text:p>
      <text:p text:style-name="P42"/>
      <text:p text:style-name="P42"><draw:frame draw:style-name="fr2" draw:name="Image3" text:anchor-type="paragraph" svg:width="17.59cm" svg:height="10.388cm" draw:z-index="2"><draw:image loext:mime-type=""/></draw:frame></text:p>
      <text:p text:style-name="P42"><draw:frame draw:style-name="fr2" draw:name="Image4" text:anchor-type="paragraph" svg:width="17.59cm" svg:height="4.304cm" draw:z-index="3"><draw:image loext:mime-type=""/></draw:frame><text:soft-page-break/></text:p>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verdana" svg:font-family="verdana, arial, helvetic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7T23:23:04.383847034</meta:creation-date>
    <dc:date>2020-07-27T01:18:19.593897488</dc:date>
    <meta:editing-duration>P2DT7H16M22S</meta:editing-duration>
    <meta:editing-cycles>60</meta:editing-cycles>
    <meta:generator>LibreOffice/6.0.7.3$Linux_X86_64 LibreOffice_project/00m0$Build-3</meta:generator>
    <meta:document-statistic meta:table-count="2" meta:image-count="4" meta:object-count="0" meta:page-count="7" meta:paragraph-count="105" meta:word-count="1326" meta:character-count="7575" meta:non-whitespace-character-count="6179"/>
  </office:meta>
</office:document-meta>
</file>